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3">
            <text:p>違章建築拆除案件</text:p>
          </table:table-cell>
          <table:covered-table-cell table:number-columns-repeated="9"/>
          <table:table-cell table:number-columns-spanned="8" table:number-rows-spanned="1" table:style-name="ce2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0">
            <text:p>中華民國106年1月</text:p>
          </table:table-cell>
          <table:covered-table-cell table:number-columns-repeated="9"/>
          <table:table-cell office:value-type="string" table:number-columns-spanned="8" table:number-rows-spanned="1" table:style-name="ce28">
            <text:p><text:s text:c="6"/>January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2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3">
            <text:p>總計</text:p>
          </table:table-cell>
          <table:covered-table-cell/>
          <table:table-cell office:value-type="string" table:number-columns-spanned="3" table:number-rows-spanned="2" table:style-name="ce84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9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9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0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7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2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2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2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2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8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6">
            <text:p>本年度累計至本月底</text:p>
            <text:p>移送法辦數</text:p>
          </table:table-cell>
          <table:table-cell office:value-type="string" table:number-columns-spanned="1" table:number-rows-spanned="2" table:style-name="ce75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8641" table:style-name="ce11">
            <text:p><text:s/>668,641<text:s/></text:p>
          </table:table-cell>
          <table:table-cell office:value-type="float" office:value="1510" table:style-name="ce12">
            <text:p><text:s/>1,510<text:s/></text:p>
          </table:table-cell>
          <table:table-cell office:value-type="float" office:value="43313" table:style-name="ce12">
            <text:p><text:s/>43,3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623514" table:style-name="ce12">
            <text:p><text:s/>623,514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086" table:style-name="ce12">
            <text:p><text:s/>1,0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22" table:style-name="ce12">
            <text:p><text:s/>2,222<text:s/></text:p>
          </table:table-cell>
          <table:table-cell office:value-type="float" office:value="1814" table:style-name="ce12">
            <text:p><text:s/>1,814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7617" table:style-name="ce11">
            <text:p><text:s/>207,61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7323" table:style-name="ce12">
            <text:p><text:s/>207,32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39" table:style-name="ce12">
            <text:p><text:s/>6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9" table:style-name="ce12">
            <text:p><text:s/>389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655" table:style-name="ce11">
            <text:p><text:s/>85,655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883" table:style-name="ce12">
            <text:p><text:s/>78,8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15" table:style-name="ce12">
            <text:p><text:s/>315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6705" table:style-name="ce11">
            <text:p><text:s/>56,705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401" table:style-name="ce12">
            <text:p><text:s/>55,4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3" table:style-name="ce12">
            <text:p><text:s/>573<text:s/></text:p>
          </table:table-cell>
          <table:table-cell office:value-type="float" office:value="570" table:style-name="ce12">
            <text:p><text:s/>570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3169" table:style-name="ce11">
            <text:p><text:s/>73,169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20889" table:style-name="ce12">
            <text:p><text:s/>20,8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2080" table:style-name="ce12">
            <text:p><text:s/>52,0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283" table:style-name="ce11">
            <text:p><text:s/>27,283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46" table:style-name="ce12">
            <text:p><text:s/>23,6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465" table:style-name="ce11">
            <text:p><text:s/>122,465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2140" table:style-name="ce12">
            <text:p><text:s/>122,1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2455" table:style-name="ce11">
            <text:p><text:s/>92,455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243" table:style-name="ce12">
            <text:p><text:s/>81,243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343" table:style-name="ce12">
            <text:p><text:s/>343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62" table:style-name="ce16">
            <text:p><text:s/>3,46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149" table:style-name="ce16">
            <text:p><text:s/>7,14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14" table:style-name="ce15">
            <text:p><text:s/>6,0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817" table:style-name="ce16">
            <text:p><text:s/>2,817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5" table:style-name="ce15">
            <text:p><text:s/>2,8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55" table:style-name="ce16">
            <text:p><text:s/>6,855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7" table:style-name="ce15">
            <text:p><text:s/>6,557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414" table:style-name="ce16">
            <text:p><text:s/>2,414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47" table:style-name="ce15">
            <text:p><text:s/>2,24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72" table:style-name="ce16">
            <text:p><text:s/>3,07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7" table:style-name="ce15">
            <text:p><text:s/>9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888" table:style-name="ce16">
            <text:p><text:s/>3,88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96" table:style-name="ce15">
            <text:p><text:s/>3,49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379" table:style-name="ce16">
            <text:p><text:s/>14,37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5" table:style-name="ce15">
            <text:p><text:s/>13,48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60" table:style-name="ce16">
            <text:p><text:s/>1,160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53" table:style-name="ce15">
            <text:p><text:s/>1,1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20" table:style-name="ce16">
            <text:p><text:s/>2,820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273" table:style-name="ce16">
            <text:p><text:s/>18,273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33" table:style-name="ce15">
            <text:p><text:s/>17,3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737" table:style-name="ce16">
            <text:p><text:s/>9,737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4" table:style-name="ce15">
            <text:p><text:s/>64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12" table:style-name="ce16">
            <text:p><text:s/>16,4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88" table:style-name="ce11">
            <text:p><text:s/>3,2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08" table:style-name="ce13">
            <text:p><text:s/>2,7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0" table:style-name="ce13">
            <text:p><text:s/>5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4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1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4-26T06:13:51Z</dc:date>
    <meta:print-date>2016-05-30T02:21:08Z</meta:print-date>
  </office:meta>
</office:document-meta>
</file>